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ivot Table_Sheet1_2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Count - D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]/SUM([.C2:.C3])" office:value-type="float" office:value="0.333333333333333" calcext:value-type="float">
            <text:p>0.3333333333</text:p>
          </table:table-cell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formula="of:=[.C3]/SUM([.C2:.C3]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4]/SUM([.C4:.C5])" office:value-type="float" office:value="0.222222222222222" calcext:value-type="float">
            <text:p>0.2222222222</text:p>
          </table:table-cell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formula="of:=[.C5]/SUM([.C4:.C5])" office:value-type="float" office:value="0.777777777777778" calcext:value-type="float">
            <text:p>0.7777777778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/>
          <table:table-cell table:style-name="ce12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6/24" office:value-type="float" office:value="0.25" calcext:value-type="float">
            <text:p>0.25</text:p>
          </table:table-cell>
          <table:table-cell/>
        </table:table-row>
      </table:table>
      <table:table table:name="Pivot Table_Sheet1_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9" office:value-type="string" calcext:value-type="string">
            <text:p>Count - 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2]/SUM([.D2:.D3])" office:value-type="float" office:value="0.25" calcext:value-type="float">
            <text:p>0.25</text:p>
          </table:table-cell>
        </table:table-row>
        <table:table-row table:style-name="ro1"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formula="of:=1-[.E2]" office:value-type="float" office:value="0.75" calcext:value-type="float">
            <text:p>0.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4]/SUM([.D4:.D5])" office:value-type="float" office:value="0.25" calcext:value-type="float">
            <text:p>0.25</text:p>
          </table:table-cell>
        </table:table-row>
        <table:table-row table:style-name="ro1">
          <table:table-cell table:style-name="ce3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formula="of:=1-[.E4]" office:value-type="float" office:value="0.75" calcext:value-type="float">
            <text:p>0.75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13"/>
          <table:table-cell table:style-name="ce8"/>
          <table:table-cell table:style-name="ce12" office:value-type="float" office:value="24" calcext:value-type="float">
            <text:p>24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Sheet1_1'.A1:'Pivot Table_Sheet1_1'.D6" table:buttons="'Pivot Table_Sheet1_1'.A1 'Pivot Table_Sheet1_1'.B1 'Pivot Table_Sheet1_1'.C1" table:show-filter-button="false" table:drill-down-on-double-click="false">
          <table:source-cell-range table:cell-range-address="Sheet1.A1:Sheet1.E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C6" table:buttons="'Pivot Table_Sheet1_2'.A1 'Pivot Table_Sheet1_2'.B1" table:show-filter-button="false" table:drill-down-on-double-click="false">
          <table:source-cell-range table:cell-range-address="Sheet1.A1:Sheet1.D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1:42:16.196483227</meta:creation-date>
    <dc:date>2017-10-19T11:53:12.130442247</dc:date>
    <meta:editing-duration>PT45S</meta:editing-duration>
    <meta:editing-cycles>1</meta:editing-cycles>
    <meta:document-statistic meta:table-count="3" meta:cell-count="166" meta:object-count="0"/>
    <meta:generator>LibreOffice/5.1.6.2$Linux_X86_64 LibreOffice_project/10m0$Build-2</meta:generator>
  </office:meta>
</office:document-meta>
</file>